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000000" style:text-outline="false" style:text-line-through-style="none" style:text-line-through-type="none" style:font-name="Droid Sans Fallback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これは </text:span><text:span text:style-name="T2">1 </text:span><text:span text:style-name="T1">テスト 記録 のテキスト 言語 自動化チェック。 </text:span><text:span text:style-name="T2">[[[ comment here ]]] {1} HTML</text:span><text:span text:style-name="T1">コードのこれらの</text:span><text:span text:style-name="T2">2</text:span><text:span text:style-name="T1">つのブロックの中のより多くのテキスト テスト </text:span><text:span text:style-name="T2">{/1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3:03:08.280620792</meta:creation-date>
    <dc:date>2017-05-30T13:03:44.204224452</dc:date>
    <meta:editing-duration>P0D</meta:editing-duration>
    <meta:editing-cycles>1</meta:editing-cycles>
    <meta:document-statistic meta:table-count="0" meta:image-count="0" meta:object-count="0" meta:page-count="1" meta:paragraph-count="1" meta:word-count="61" meta:character-count="96" meta:non-whitespace-character-count="82"/>
    <meta:generator>LibreOffice/4.2.8.2$Linux_X86_64 LibreOffice_project/420m0$Build-2</meta:generator>
  </office:meta>
</office:document-meta>
</file>